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E700000189352F2B2D8E2872A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289cm" svg:height="3.326cm" svg:x="7.793cm" svg:y="13.474cm">
          <draw:image xlink:href="Pictures/10000000000002E700000189352F2B2D8E2872A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1T14:10:49.682429304</meta:creation-date>
    <dc:date>2018-05-11T14:11:05.538737292</dc:date>
    <meta:editing-duration>PT16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